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09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3.649cm"/>
    </style:style>
    <style:style style:name="co5" style:family="table-column">
      <style:table-column-properties fo:break-before="auto" style:column-width="4.494cm"/>
    </style:style>
    <style:style style:name="co6" style:family="table-column">
      <style:table-column-properties fo:break-before="auto" style:column-width="4.521cm"/>
    </style:style>
    <style:style style:name="co7" style:family="table-column">
      <style:table-column-properties fo:break-before="auto" style:column-width="3.965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/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3"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occurrence</text:p>
          </table:table-cell>
          <table:table-cell office:value-type="string">
            <text:p>vitesse (tours/s)</text:p>
          </table:table-cell>
          <table:table-cell office:value-type="string">
            <text:p>poids (mg)</text:p>
          </table:table-cell>
          <table:table-cell office:value-type="string">
            <text:p>rayon de l'hélice (cm)</text:p>
          </table:table-cell>
          <table:table-cell office:value-type="string">
            <text:p>vitesse angulaire (degré/s)</text:p>
          </table:table-cell>
          <table:table-cell office:value-type="string">
            <text:p>vitesse verticale (cm/s)</text:p>
          </table:table-cell>
          <table:table-cell office:value-type="string">
            <text:p>vitesse horizontale (cm/s)</text:p>
          </table:table-cell>
          <table:table-cell office:value-type="string">
            <text:p>finesse </text:p>
          </table:table-cell>
          <table:table-cell/>
          <table:table-cell office:value-type="string">
            <text:p>3,10 cm2: aire de l'aile</text:p>
          </table:table-cell>
        </table:table-row>
        <table:table-row table:style-name="ro3">
          <table:table-cell office:value-type="string">
            <text:p>2B1</text:p>
          </table:table-cell>
          <table:table-cell office:value-type="float" office:value="0.039">
            <text:p>0,04</text:p>
          </table:table-cell>
          <table:table-cell office:value-type="float" office:value="0.372">
            <text:p>0,37</text:p>
          </table:table-cell>
          <table:table-cell office:value-type="float" office:value="15">
            <text:p>15</text:p>
          </table:table-cell>
          <table:table-cell table:formula="of:=[.D2]/(2*([.C2]-[.B2]))" office:value-type="float" office:value="22.5225225225225">
            <text:p>22,52</text:p>
          </table:table-cell>
          <table:table-cell/>
          <table:table-cell office:value-type="float" office:value="3.0659621">
            <text:p>3,07</text:p>
          </table:table-cell>
          <table:table-cell office:value-type="float" office:value="1027.1093">
            <text:p>1027,11</text:p>
          </table:table-cell>
          <table:table-cell office:value-type="float" office:value="120.85431">
            <text:p>120,85</text:p>
          </table:table-cell>
          <table:table-cell table:formula="of:=[.G2]*[.H2]*PI()/180" office:value-type="float" office:value="54.9617827546705">
            <text:p>54,96</text:p>
          </table:table-cell>
          <table:table-cell table:formula="of:=[.J2]/[.I2]" office:value-type="float" office:value="0.454777183822989">
            <text:p>0,45</text:p>
          </table:table-cell>
          <table:table-cell table:number-columns-repeated="2"/>
        </table:table-row>
        <table:table-row table:style-name="ro3">
          <table:table-cell office:value-type="string">
            <text:p>5B1</text:p>
          </table:table-cell>
          <table:table-cell office:value-type="float" office:value="0.06">
            <text:p>0,06</text:p>
          </table:table-cell>
          <table:table-cell office:value-type="float" office:value="0.405">
            <text:p>0,41</text:p>
          </table:table-cell>
          <table:table-cell office:value-type="float" office:value="15">
            <text:p>15</text:p>
          </table:table-cell>
          <table:table-cell table:formula="of:=[.D3]/(2*([.C3]-[.B3]))" office:value-type="float" office:value="21.7391304347826">
            <text:p>21,74</text:p>
          </table:table-cell>
          <table:table-cell/>
          <table:table-cell office:value-type="float" office:value="4.2622293">
            <text:p>4,26</text:p>
          </table:table-cell>
          <table:table-cell office:value-type="float" office:value="769.01797">
            <text:p>769,02</text:p>
          </table:table-cell>
          <table:table-cell office:value-type="float" office:value="111.78261">
            <text:p>111,78</text:p>
          </table:table-cell>
          <table:table-cell table:formula="of:=[.G3]*[.H3]*PI()/180" office:value-type="float" office:value="57.207196617547">
            <text:p>57,21</text:p>
          </table:table-cell>
          <table:table-cell table:formula="of:=[.J3]/[.I3]" office:value-type="float" office:value="0.511771881310939">
            <text:p>0,51</text:p>
          </table:table-cell>
          <table:table-cell table:number-columns-repeated="2"/>
        </table:table-row>
        <table:table-row table:style-name="ro3">
          <table:table-cell office:value-type="string">
            <text:p>8A1</text:p>
          </table:table-cell>
          <table:table-cell table:style-name="ce1" office:value-type="float" office:value="0.006">
            <text:p>6,00E-03</text:p>
          </table:table-cell>
          <table:table-cell table:style-name="ce1" office:value-type="float" office:value="0.225">
            <text:p>2,25E-01</text:p>
          </table:table-cell>
          <table:table-cell office:value-type="float" office:value="9">
            <text:p>9</text:p>
          </table:table-cell>
          <table:table-cell table:formula="of:=[.D4]/(2*([.C4]-[.B4]))" office:value-type="float" office:value="20.5479452054794">
            <text:p>20,55</text:p>
          </table:table-cell>
          <table:table-cell/>
          <table:table-cell office:value-type="float" office:value="3.5492585">
            <text:p>3,55</text:p>
          </table:table-cell>
          <table:table-cell office:value-type="float" office:value="907.22255">
            <text:p>907,22</text:p>
          </table:table-cell>
          <table:table-cell office:value-type="float" office:value="130.7158">
            <text:p>130,72</text:p>
          </table:table-cell>
          <table:table-cell table:formula="of:=[.G4]*[.H4]*PI()/180" office:value-type="float" office:value="56.1990320114933">
            <text:p>56,2</text:p>
          </table:table-cell>
          <table:table-cell table:formula="of:=[.J4]/[.I4]" office:value-type="float" office:value="0.42993296917047">
            <text:p>0,43</text:p>
          </table:table-cell>
          <table:table-cell table:number-columns-repeated="2"/>
        </table:table-row>
        <table:table-row table:style-name="ro3">
          <table:table-cell office:value-type="string">
            <text:p>8B1</text:p>
          </table:table-cell>
          <table:table-cell table:style-name="ce1" office:value-type="float" office:value="0.006">
            <text:p>6,00E-03</text:p>
          </table:table-cell>
          <table:table-cell table:style-name="ce1" office:value-type="float" office:value="0.255">
            <text:p>2,55E-01</text:p>
          </table:table-cell>
          <table:table-cell office:value-type="float" office:value="11">
            <text:p>11</text:p>
          </table:table-cell>
          <table:table-cell table:formula="of:=[.D5]/(2*([.C5]-[.B5]))" office:value-type="float" office:value="22.0883534136546">
            <text:p>22,09</text:p>
          </table:table-cell>
          <table:table-cell/>
          <table:table-cell office:value-type="float" office:value="8.2045924">
            <text:p>8,2</text:p>
          </table:table-cell>
          <table:table-cell office:value-type="float" office:value="544.68652">
            <text:p>544,69</text:p>
          </table:table-cell>
          <table:table-cell office:value-type="float" office:value="109.0634">
            <text:p>109,06</text:p>
          </table:table-cell>
          <table:table-cell table:formula="of:=[.G5]*[.H5]*PI()/180" office:value-type="float" office:value="77.9975579414895">
            <text:p>78</text:p>
          </table:table-cell>
          <table:table-cell table:formula="of:=[.J5]/[.I5]" office:value-type="float" office:value="0.715157953460918">
            <text:p>0,72</text:p>
          </table:table-cell>
          <table:table-cell table:number-columns-repeated="2"/>
        </table:table-row>
        <table:table-row table:style-name="ro3">
          <table:table-cell office:value-type="string">
            <text:p>9C1</text:p>
          </table:table-cell>
          <table:table-cell table:style-name="ce1" office:value-type="float" office:value="0.072">
            <text:p>7,20E-02</text:p>
          </table:table-cell>
          <table:table-cell table:style-name="ce1" office:value-type="float" office:value="0.417">
            <text:p>4,17E-01</text:p>
          </table:table-cell>
          <table:table-cell office:value-type="float" office:value="15">
            <text:p>15</text:p>
          </table:table-cell>
          <table:table-cell table:formula="of:=[.D6]/(2*([.C6]-[.B6]))" office:value-type="float" office:value="21.7391304347826">
            <text:p>21,74</text:p>
          </table:table-cell>
          <table:table-cell/>
          <table:table-cell office:value-type="float" office:value="7.802277">
            <text:p>7,8</text:p>
          </table:table-cell>
          <table:table-cell office:value-type="float" office:value="539.96287">
            <text:p>539,96</text:p>
          </table:table-cell>
          <table:table-cell office:value-type="float" office:value="111.34705">
            <text:p>111,35</text:p>
          </table:table-cell>
          <table:table-cell table:formula="of:=[.G6]*[.H6]*PI()/180" office:value-type="float" office:value="73.5296721199692">
            <text:p>73,53</text:p>
          </table:table-cell>
          <table:table-cell table:formula="of:=[.J6]/[.I6]" office:value-type="float" office:value="0.660364797450576">
            <text:p>0,66</text:p>
          </table:table-cell>
          <table:table-cell table:number-columns-repeated="2"/>
        </table:table-row>
        <table:table-row table:style-name="ro3">
          <table:table-cell office:value-type="string">
            <text:p>11B1</text:p>
          </table:table-cell>
          <table:table-cell table:style-name="ce1" office:value-type="float" office:value="0.081">
            <text:p>8,10E-02</text:p>
          </table:table-cell>
          <table:table-cell table:style-name="ce1" office:value-type="float" office:value="0.468">
            <text:p>4,68E-01</text:p>
          </table:table-cell>
          <table:table-cell office:value-type="float" office:value="17">
            <text:p>17</text:p>
          </table:table-cell>
          <table:table-cell table:formula="of:=[.D7]/(2*([.C7]-[.B7]))" office:value-type="float" office:value="21.9638242894057">
            <text:p>21,96</text:p>
          </table:table-cell>
          <table:table-cell/>
          <table:table-cell office:value-type="float" office:value="13.093914">
            <text:p>13,09</text:p>
          </table:table-cell>
          <table:table-cell office:value-type="float" office:value="309.67678">
            <text:p>309,68</text:p>
          </table:table-cell>
          <table:table-cell office:value-type="float" office:value="78.143632">
            <text:p>78,14</text:p>
          </table:table-cell>
          <table:table-cell table:formula="of:=[.G7]*[.H7]*PI()/180" office:value-type="float" office:value="70.7710264102624">
            <text:p>70,77</text:p>
          </table:table-cell>
          <table:table-cell table:formula="of:=[.J7]/[.I7]" office:value-type="float" office:value="0.905653149194069">
            <text:p>0,91</text:p>
          </table:table-cell>
          <table:table-cell table:number-columns-repeated="2"/>
        </table:table-row>
        <table:table-row table:style-name="ro3">
          <table:table-cell office:value-type="string">
            <text:p>poids00</text:p>
          </table:table-cell>
          <table:table-cell table:style-name="ce1" office:value-type="float" office:value="0.225">
            <text:p>2,25E-01</text:p>
          </table:table-cell>
          <table:table-cell table:style-name="ce1" office:value-type="float" office:value="0.651">
            <text:p>6,51E-01</text:p>
          </table:table-cell>
          <table:table-cell office:value-type="float" office:value="24">
            <text:p>24</text:p>
          </table:table-cell>
          <table:table-cell table:formula="of:=[.D8]/(2*([.C8]-[.B8]))" office:value-type="float" office:value="28.169014084507">
            <text:p>28,17</text:p>
          </table:table-cell>
          <table:table-cell office:value-type="float" office:value="29">
            <text:p>29</text:p>
          </table:table-cell>
          <table:table-cell office:value-type="float" office:value="11.519894">
            <text:p>11,52</text:p>
          </table:table-cell>
          <table:table-cell office:value-type="float" office:value="324.39649">
            <text:p>324,4</text:p>
          </table:table-cell>
          <table:table-cell office:value-type="float" office:value="70.345652">
            <text:p>70,35</text:p>
          </table:table-cell>
          <table:table-cell table:formula="of:=[.G8]*[.H8]*PI()/180" office:value-type="float" office:value="65.2231841599919">
            <text:p>65,22</text:p>
          </table:table-cell>
          <table:table-cell table:formula="of:=[.J8]/[.I8]" office:value-type="float" office:value="0.927181457639939">
            <text:p>0,93</text:p>
          </table:table-cell>
          <table:table-cell table:number-columns-repeated="2"/>
        </table:table-row>
        <table:table-row table:style-name="ro3">
          <table:table-cell office:value-type="string">
            <text:p>poids01</text:p>
          </table:table-cell>
          <table:table-cell table:style-name="ce1" office:value-type="float" office:value="0.081">
            <text:p>8,10E-02</text:p>
          </table:table-cell>
          <table:table-cell table:style-name="ce1" office:value-type="float" office:value="0.558">
            <text:p>5,58E-01</text:p>
          </table:table-cell>
          <table:table-cell office:value-type="float" office:value="26">
            <text:p>26</text:p>
          </table:table-cell>
          <table:table-cell table:formula="of:=[.D9]/(2*([.C9]-[.B9]))" office:value-type="float" office:value="27.2536687631027">
            <text:p>27,25</text:p>
          </table:table-cell>
          <table:table-cell office:value-type="float" office:value="29">
            <text:p>29</text:p>
          </table:table-cell>
          <table:table-cell office:value-type="float" office:value="9.6372671">
            <text:p>9,64</text:p>
          </table:table-cell>
          <table:table-cell office:value-type="float" office:value="393.80324">
            <text:p>393,8</text:p>
          </table:table-cell>
          <table:table-cell office:value-type="float" office:value="83.94528">
            <text:p>83,95</text:p>
          </table:table-cell>
          <table:table-cell table:formula="of:=[.G9]*[.H9]*PI()/180" office:value-type="float" office:value="66.2385090311731">
            <text:p>66,24</text:p>
          </table:table-cell>
          <table:table-cell table:formula="of:=[.J9]/[.I9]" office:value-type="float" office:value="0.78906770018723">
            <text:p>0,79</text:p>
          </table:table-cell>
          <table:table-cell table:number-columns-repeated="2"/>
        </table:table-row>
        <table:table-row table:style-name="ro3">
          <table:table-cell office:value-type="string">
            <text:p>poids10</text:p>
          </table:table-cell>
          <table:table-cell table:style-name="ce1" office:value-type="float" office:value="0.048">
            <text:p>4,80E-02</text:p>
          </table:table-cell>
          <table:table-cell table:style-name="ce1" office:value-type="float" office:value="0.432">
            <text:p>4,32E-01</text:p>
          </table:table-cell>
          <table:table-cell office:value-type="float" office:value="23">
            <text:p>23</text:p>
          </table:table-cell>
          <table:table-cell table:formula="of:=[.D10]/(2*([.C10]-[.B10]))" office:value-type="float" office:value="29.9479166666667">
            <text:p>29,95</text:p>
          </table:table-cell>
          <table:table-cell office:value-type="float" office:value="34">
            <text:p>34</text:p>
          </table:table-cell>
          <table:table-cell office:value-type="float" office:value="7.0976508">
            <text:p>7,1</text:p>
          </table:table-cell>
          <table:table-cell office:value-type="float" office:value="491.01816">
            <text:p>491,02</text:p>
          </table:table-cell>
          <table:table-cell office:value-type="float" office:value="105.21706">
            <text:p>105,22</text:p>
          </table:table-cell>
          <table:table-cell table:formula="of:=[.G10]*[.H10]*PI()/180" office:value-type="float" office:value="60.8260410409947">
            <text:p>60,83</text:p>
          </table:table-cell>
          <table:table-cell table:formula="of:=[.J10]/[.I10]" office:value-type="float" office:value="0.578100557466581">
            <text:p>0,58</text:p>
          </table:table-cell>
          <table:table-cell table:number-columns-repeated="2"/>
        </table:table-row>
        <table:table-row table:style-name="ro3">
          <table:table-cell office:value-type="string">
            <text:p>poids11</text:p>
          </table:table-cell>
          <table:table-cell table:style-name="ce1" office:value-type="float" office:value="0.096">
            <text:p>9,60E-02</text:p>
          </table:table-cell>
          <table:table-cell table:style-name="ce1" office:value-type="float" office:value="0.555">
            <text:p>5,55E-01</text:p>
          </table:table-cell>
          <table:table-cell office:value-type="float" office:value="27">
            <text:p>27</text:p>
          </table:table-cell>
          <table:table-cell table:formula="of:=[.D11]/(2*([.C11]-[.B11]))" office:value-type="float" office:value="29.4117647058823">
            <text:p>29,41</text:p>
          </table:table-cell>
          <table:table-cell office:value-type="float" office:value="34">
            <text:p>34</text:p>
          </table:table-cell>
          <table:table-cell office:value-type="float" office:value="9.5642612">
            <text:p>9,56</text:p>
          </table:table-cell>
          <table:table-cell office:value-type="float" office:value="406.36956">
            <text:p>406,37</text:p>
          </table:table-cell>
          <table:table-cell office:value-type="float" office:value="88.014077">
            <text:p>88,01</text:p>
          </table:table-cell>
          <table:table-cell table:formula="of:=[.G11]*[.H11]*PI()/180" office:value-type="float" office:value="67.8343963307392">
            <text:p>67,83</text:p>
          </table:table-cell>
          <table:table-cell table:formula="of:=[.J11]/[.I11]" office:value-type="float" office:value="0.770722123584153">
            <text:p>0,77</text:p>
          </table:table-cell>
          <table:table-cell table:number-columns-repeated="2"/>
        </table:table-row>
        <table:table-row table:style-name="ro3">
          <table:table-cell office:value-type="string">
            <text:p>poids20</text:p>
          </table:table-cell>
          <table:table-cell table:style-name="ce1" office:value-type="float" office:value="0.06">
            <text:p>6,00E-02</text:p>
          </table:table-cell>
          <table:table-cell table:style-name="ce1" office:value-type="float" office:value="0.423">
            <text:p>4,23E-01</text:p>
          </table:table-cell>
          <table:table-cell office:value-type="float" office:value="23">
            <text:p>23</text:p>
          </table:table-cell>
          <table:table-cell table:formula="of:=[.D12]/(2*([.C12]-[.B12]))" office:value-type="float" office:value="31.6804407713499">
            <text:p>31,68</text:p>
          </table:table-cell>
          <table:table-cell office:value-type="float" office:value="39">
            <text:p>39</text:p>
          </table:table-cell>
          <table:table-cell office:value-type="float" office:value="9.0033946">
            <text:p>9</text:p>
          </table:table-cell>
          <table:table-cell office:value-type="float" office:value="441.86142">
            <text:p>441,86</text:p>
          </table:table-cell>
          <table:table-cell office:value-type="float" office:value="106.91322">
            <text:p>106,91</text:p>
          </table:table-cell>
          <table:table-cell table:formula="of:=[.G12]*[.H12]*PI()/180" office:value-type="float" office:value="69.4336084888762">
            <text:p>69,43</text:p>
          </table:table-cell>
          <table:table-cell table:formula="of:=[.J12]/[.I12]" office:value-type="float" office:value="0.64943894205858">
            <text:p>0,65</text:p>
          </table:table-cell>
          <table:table-cell table:number-columns-repeated="2"/>
        </table:table-row>
        <table:table-row table:style-name="ro3">
          <table:table-cell office:value-type="string">
            <text:p>poids21</text:p>
          </table:table-cell>
          <table:table-cell table:style-name="ce1" office:value-type="float" office:value="0.135">
            <text:p>1,35E-01</text:p>
          </table:table-cell>
          <table:table-cell table:style-name="ce1" office:value-type="float" office:value="0.513">
            <text:p>5,13E-01</text:p>
          </table:table-cell>
          <table:table-cell office:value-type="float" office:value="24">
            <text:p>24</text:p>
          </table:table-cell>
          <table:table-cell table:formula="of:=[.D13]/(2*([.C13]-[.B13]))" office:value-type="float" office:value="31.7460317460317">
            <text:p>31,75</text:p>
          </table:table-cell>
          <table:table-cell office:value-type="float" office:value="39">
            <text:p>39</text:p>
          </table:table-cell>
          <table:table-cell office:value-type="float" office:value="7.9542691">
            <text:p>7,95</text:p>
          </table:table-cell>
          <table:table-cell office:value-type="float" office:value="507.49687">
            <text:p>507,5</text:p>
          </table:table-cell>
          <table:table-cell office:value-type="float" office:value="110.00774">
            <text:p>110,01</text:p>
          </table:table-cell>
          <table:table-cell table:formula="of:=[.G13]*[.H13]*PI()/180" office:value-type="float" office:value="70.4548695504876">
            <text:p>70,45</text:p>
          </table:table-cell>
          <table:table-cell table:formula="of:=[.J13]/[.I13]" office:value-type="float" office:value="0.640453749440609">
            <text:p>0,64</text:p>
          </table:table-cell>
          <table:table-cell table:number-columns-repeated="2"/>
        </table:table-row>
        <table:table-row table:style-name="ro3">
          <table:table-cell office:value-type="string">
            <text:p>poids22</text:p>
          </table:table-cell>
          <table:table-cell table:style-name="ce1" office:value-type="float" office:value="0.108">
            <text:p>1,08E-01</text:p>
          </table:table-cell>
          <table:table-cell table:style-name="ce1" office:value-type="float" office:value="0.519">
            <text:p>5,19E-01</text:p>
          </table:table-cell>
          <table:table-cell office:value-type="float" office:value="26">
            <text:p>26</text:p>
          </table:table-cell>
          <table:table-cell table:formula="of:=[.D14]/(2*([.C14]-[.B14]))" office:value-type="float" office:value="31.6301703163017">
            <text:p>31,63</text:p>
          </table:table-cell>
          <table:table-cell office:value-type="float" office:value="39">
            <text:p>39</text:p>
          </table:table-cell>
          <table:table-cell office:value-type="float" office:value="7.3011768">
            <text:p>7,3</text:p>
          </table:table-cell>
          <table:table-cell office:value-type="float" office:value="514.19387">
            <text:p>514,19</text:p>
          </table:table-cell>
          <table:table-cell office:value-type="float" office:value="104.34906">
            <text:p>104,35</text:p>
          </table:table-cell>
          <table:table-cell table:formula="of:=[.G14]*[.H14]*PI()/180" office:value-type="float" office:value="65.5235060287297">
            <text:p>65,52</text:p>
          </table:table-cell>
          <table:table-cell table:formula="of:=[.J14]/[.I14]" office:value-type="float" office:value="0.627926174214983">
            <text:p>0,63</text:p>
          </table:table-cell>
          <table:table-cell table:number-columns-repeated="2"/>
        </table:table-row>
        <table:table-row table:style-name="ro3">
          <table:table-cell office:value-type="string">
            <text:p>poids30</text:p>
          </table:table-cell>
          <table:table-cell table:style-name="ce1" office:value-type="float" office:value="0.075">
            <text:p>7,50E-02</text:p>
          </table:table-cell>
          <table:table-cell table:style-name="ce1" office:value-type="float" office:value="0.438">
            <text:p>4,38E-01</text:p>
          </table:table-cell>
          <table:table-cell office:value-type="float" office:value="24">
            <text:p>24</text:p>
          </table:table-cell>
          <table:table-cell table:formula="of:=[.D15]/(2*([.C15]-[.B15]))" office:value-type="float" office:value="33.0578512396694">
            <text:p>33,06</text:p>
          </table:table-cell>
          <table:table-cell office:value-type="float" office:value="44">
            <text:p>44</text:p>
          </table:table-cell>
          <table:table-cell office:value-type="float" office:value="9.0940403">
            <text:p>9,09</text:p>
          </table:table-cell>
          <table:table-cell office:value-type="float" office:value="479.08408">
            <text:p>479,08</text:p>
          </table:table-cell>
          <table:table-cell office:value-type="float" office:value="106.74419">
            <text:p>106,74</text:p>
          </table:table-cell>
          <table:table-cell table:formula="of:=[.G15]*[.H15]*PI()/180" office:value-type="float" office:value="76.0406781727027">
            <text:p>76,04</text:p>
          </table:table-cell>
          <table:table-cell table:formula="of:=[.J15]/[.I15]" office:value-type="float" office:value="0.712363625343006">
            <text:p>0,71</text:p>
          </table:table-cell>
          <table:table-cell table:number-columns-repeated="2"/>
        </table:table-row>
        <table:table-row table:style-name="ro3">
          <table:table-cell office:value-type="string">
            <text:p>poids31</text:p>
          </table:table-cell>
          <table:table-cell table:style-name="ce1" office:value-type="float" office:value="0.045">
            <text:p>4,50E-02</text:p>
          </table:table-cell>
          <table:table-cell table:style-name="ce1" office:value-type="float" office:value="0.348">
            <text:p>3,48E-01</text:p>
          </table:table-cell>
          <table:table-cell office:value-type="float" office:value="20">
            <text:p>20</text:p>
          </table:table-cell>
          <table:table-cell table:formula="of:=[.D16]/(2*([.C16]-[.B16]))" office:value-type="float" office:value="33.003300330033">
            <text:p>33</text:p>
          </table:table-cell>
          <table:table-cell office:value-type="float" office:value="44">
            <text:p>44</text:p>
          </table:table-cell>
          <table:table-cell office:value-type="float" office:value="7.5940957">
            <text:p>7,59</text:p>
          </table:table-cell>
          <table:table-cell office:value-type="float" office:value="486.84686">
            <text:p>486,85</text:p>
          </table:table-cell>
          <table:table-cell office:value-type="float" office:value="130.80759">
            <text:p>130,81</text:p>
          </table:table-cell>
          <table:table-cell table:formula="of:=[.G16]*[.H16]*PI()/180" office:value-type="float" office:value="64.5276437026279">
            <text:p>64,53</text:p>
          </table:table-cell>
          <table:table-cell table:formula="of:=[.J16]/[.I16]" office:value-type="float" office:value="0.493301984255102">
            <text:p>0,49</text:p>
          </table:table-cell>
          <table:table-cell table:number-columns-repeated="2"/>
        </table:table-row>
        <table:table-row table:style-name="ro3">
          <table:table-cell office:value-type="string">
            <text:p>poids40</text:p>
          </table:table-cell>
          <table:table-cell table:style-name="ce1" office:value-type="float" office:value="0.021">
            <text:p>2,10E-02</text:p>
          </table:table-cell>
          <table:table-cell table:style-name="ce1" office:value-type="float" office:value="0.346">
            <text:p>3,46E-01</text:p>
          </table:table-cell>
          <table:table-cell office:value-type="float" office:value="23">
            <text:p>23</text:p>
          </table:table-cell>
          <table:table-cell table:formula="of:=[.D17]/(2*([.C17]-[.B17]))" office:value-type="float" office:value="35.3846153846154">
            <text:p>35,38</text:p>
          </table:table-cell>
          <table:table-cell office:value-type="float" office:value="49">
            <text:p>49</text:p>
          </table:table-cell>
          <table:table-cell office:value-type="float" office:value="5.333147">
            <text:p>5,33</text:p>
          </table:table-cell>
          <table:table-cell office:value-type="float" office:value="709.04763">
            <text:p>709,05</text:p>
          </table:table-cell>
          <table:table-cell office:value-type="float" office:value="123.84552">
            <text:p>123,85</text:p>
          </table:table-cell>
          <table:table-cell table:formula="of:=[.G17]*[.H17]*PI()/180" office:value-type="float" office:value="65.9988444686086">
            <text:p>66</text:p>
          </table:table-cell>
          <table:table-cell table:formula="of:=[.J17]/[.I17]" office:value-type="float" office:value="0.532912651734262">
            <text:p>0,53</text:p>
          </table:table-cell>
          <table:table-cell table:number-columns-repeated="2"/>
        </table:table-row>
        <table:table-row table:style-name="ro3">
          <table:table-cell office:value-type="string">
            <text:p>poids41</text:p>
          </table:table-cell>
          <table:table-cell table:style-name="ce1" office:value-type="float" office:value="0.036">
            <text:p>3,60E-02</text:p>
          </table:table-cell>
          <table:table-cell table:style-name="ce1" office:value-type="float" office:value="0.36">
            <text:p>3,60E-01</text:p>
          </table:table-cell>
          <table:table-cell office:value-type="float" office:value="23">
            <text:p>23</text:p>
          </table:table-cell>
          <table:table-cell table:formula="of:=[.D18]/(2*([.C18]-[.B18]))" office:value-type="float" office:value="35.4938271604938">
            <text:p>35,49</text:p>
          </table:table-cell>
          <table:table-cell office:value-type="float" office:value="49">
            <text:p>49</text:p>
          </table:table-cell>
          <table:table-cell office:value-type="float" office:value="6.8175373">
            <text:p>6,82</text:p>
          </table:table-cell>
          <table:table-cell office:value-type="float" office:value="584.58355">
            <text:p>584,58</text:p>
          </table:table-cell>
          <table:table-cell office:value-type="float" office:value="127.64137">
            <text:p>127,64</text:p>
          </table:table-cell>
          <table:table-cell table:formula="of:=[.G18]*[.H18]*PI()/180" office:value-type="float" office:value="69.5587038165948">
            <text:p>69,56</text:p>
          </table:table-cell>
          <table:table-cell table:formula="of:=[.J18]/[.I18]" office:value-type="float" office:value="0.544954224610679">
            <text:p>0,54</text:p>
          </table:table-cell>
          <table:table-cell table:number-columns-repeated="2"/>
        </table:table-row>
        <table:table-row table:style-name="ro3">
          <table:table-cell office:value-type="string">
            <text:p>poids42</text:p>
          </table:table-cell>
          <table:table-cell table:style-name="ce1" office:value-type="float" office:value="0.027">
            <text:p>2,70E-02</text:p>
          </table:table-cell>
          <table:table-cell table:style-name="ce1" office:value-type="float" office:value="0.333">
            <text:p>3,33E-01</text:p>
          </table:table-cell>
          <table:table-cell office:value-type="float" office:value="22">
            <text:p>22</text:p>
          </table:table-cell>
          <table:table-cell table:formula="of:=[.D19]/(2*([.C19]-[.B19]))" office:value-type="float" office:value="35.9477124183007">
            <text:p>35,95</text:p>
          </table:table-cell>
          <table:table-cell office:value-type="float" office:value="49">
            <text:p>49</text:p>
          </table:table-cell>
          <table:table-cell office:value-type="float" office:value="7.1148473">
            <text:p>7,11</text:p>
          </table:table-cell>
          <table:table-cell office:value-type="float" office:value="557.43947">
            <text:p>557,44</text:p>
          </table:table-cell>
          <table:table-cell office:value-type="float" office:value="122.57385">
            <text:p>122,57</text:p>
          </table:table-cell>
          <table:table-cell table:formula="of:=[.G19]*[.H19]*PI()/180" office:value-type="float" office:value="69.2214460078574">
            <text:p>69,22</text:p>
          </table:table-cell>
          <table:table-cell table:formula="of:=[.J19]/[.I19]" office:value-type="float" office:value="0.564732575568585">
            <text:p>0,56</text:p>
          </table:table-cell>
          <table:table-cell table:number-columns-repeated="2"/>
        </table:table-row>
        <table:table-row table:style-name="ro3">
          <table:table-cell office:value-type="string">
            <text:p>poids50</text:p>
          </table:table-cell>
          <table:table-cell table:style-name="ce1" office:value-type="float" office:value="0.072">
            <text:p>7,20E-02</text:p>
          </table:table-cell>
          <table:table-cell table:style-name="ce1" office:value-type="float" office:value="0.402">
            <text:p>4,02E-01</text:p>
          </table:table-cell>
          <table:table-cell office:value-type="float" office:value="25">
            <text:p>25</text:p>
          </table:table-cell>
          <table:table-cell table:formula="of:=[.D20]/(2*([.C20]-[.B20]))" office:value-type="float" office:value="37.8787878787879">
            <text:p>37,88</text:p>
          </table:table-cell>
          <table:table-cell table:formula="of:=[.F19]+5" office:value-type="float" office:value="54">
            <text:p>54</text:p>
          </table:table-cell>
          <table:table-cell office:value-type="float" office:value="8.1429267">
            <text:p>8,14</text:p>
          </table:table-cell>
          <table:table-cell office:value-type="float" office:value="553.8622">
            <text:p>553,86</text:p>
          </table:table-cell>
          <table:table-cell office:value-type="float" office:value="127.43234">
            <text:p>127,43</text:p>
          </table:table-cell>
          <table:table-cell table:formula="of:=[.G20]*[.H20]*PI()/180" office:value-type="float" office:value="78.7153841841171">
            <text:p>78,72</text:p>
          </table:table-cell>
          <table:table-cell table:formula="of:=[.J20]/[.I20]" office:value-type="float" office:value="0.617703356809716">
            <text:p>0,62</text:p>
          </table:table-cell>
          <table:table-cell table:number-columns-repeated="2"/>
        </table:table-row>
        <table:table-row table:style-name="ro3">
          <table:table-cell office:value-type="string">
            <text:p>poids51</text:p>
          </table:table-cell>
          <table:table-cell table:style-name="ce1" office:value-type="float" office:value="0.045">
            <text:p>4,50E-02</text:p>
          </table:table-cell>
          <table:table-cell table:style-name="ce1" office:value-type="float" office:value="0.336">
            <text:p>3,36E-01</text:p>
          </table:table-cell>
          <table:table-cell office:value-type="float" office:value="22">
            <text:p>22</text:p>
          </table:table-cell>
          <table:table-cell table:formula="of:=[.D21]/(2*([.C21]-[.B21]))" office:value-type="float" office:value="37.8006872852234">
            <text:p>37,8</text:p>
          </table:table-cell>
          <table:table-cell office:value-type="float" office:value="54">
            <text:p>54</text:p>
          </table:table-cell>
          <table:table-cell office:value-type="float" office:value="7.0019809">
            <text:p>7</text:p>
          </table:table-cell>
          <table:table-cell office:value-type="float" office:value="564.29164">
            <text:p>564,29</text:p>
          </table:table-cell>
          <table:table-cell office:value-type="float" office:value="129.56412">
            <text:p>129,56</text:p>
          </table:table-cell>
          <table:table-cell table:formula="of:=[.G21]*[.H21]*PI()/180" office:value-type="float" office:value="68.9607387993999">
            <text:p>68,96</text:p>
          </table:table-cell>
          <table:table-cell table:formula="of:=[.J21]/[.I21]" office:value-type="float" office:value="0.532251820947033">
            <text:p>0,53</text:p>
          </table:table-cell>
          <table:table-cell table:number-columns-repeated="2"/>
        </table:table-row>
        <table:table-row table:style-name="ro3">
          <table:table-cell office:value-type="string">
            <text:p>poids60</text:p>
          </table:table-cell>
          <table:table-cell table:style-name="ce1" office:value-type="float" office:value="0.03">
            <text:p>3,00E-02</text:p>
          </table:table-cell>
          <table:table-cell table:style-name="ce1" office:value-type="float" office:value="0.306">
            <text:p>3,06E-01</text:p>
          </table:table-cell>
          <table:table-cell office:value-type="float" office:value="21">
            <text:p>21</text:p>
          </table:table-cell>
          <table:table-cell table:formula="of:=[.D22]/(2*([.C22]-[.B22]))" office:value-type="float" office:value="38.0434782608696">
            <text:p>38,04</text:p>
          </table:table-cell>
          <table:table-cell table:formula="of:=[.F21]+5" office:value-type="float" office:value="59">
            <text:p>59</text:p>
          </table:table-cell>
          <table:table-cell office:value-type="float" office:value="5.9740833">
            <text:p>5,97</text:p>
          </table:table-cell>
          <table:table-cell office:value-type="float" office:value="656.07663">
            <text:p>656,08</text:p>
          </table:table-cell>
          <table:table-cell office:value-type="float" office:value="145.9227">
            <text:p>145,92</text:p>
          </table:table-cell>
          <table:table-cell table:formula="of:=[.G22]*[.H22]*PI()/180" office:value-type="float" office:value="68.4074197456089">
            <text:p>68,41</text:p>
          </table:table-cell>
          <table:table-cell table:formula="of:=[.J22]/[.I22]" office:value-type="float" office:value="0.468792173840046">
            <text:p>0,47</text:p>
          </table:table-cell>
          <table:table-cell table:number-columns-repeated="2"/>
        </table:table-row>
        <table:table-row table:style-name="ro3">
          <table:table-cell office:value-type="string">
            <text:p>poids61</text:p>
          </table:table-cell>
          <table:table-cell table:style-name="ce1" office:value-type="float" office:value="0.036">
            <text:p>3,60E-02</text:p>
          </table:table-cell>
          <table:table-cell table:style-name="ce1" office:value-type="float" office:value="0.285">
            <text:p>2,85E-01</text:p>
          </table:table-cell>
          <table:table-cell office:value-type="float" office:value="19">
            <text:p>19</text:p>
          </table:table-cell>
          <table:table-cell table:formula="of:=[.D23]/(2*([.C23]-[.B23]))" office:value-type="float" office:value="38.1526104417671">
            <text:p>38,15</text:p>
          </table:table-cell>
          <table:table-cell office:value-type="float" office:value="59">
            <text:p>59</text:p>
          </table:table-cell>
          <table:table-cell office:value-type="float" office:value="6.6484227">
            <text:p>6,65</text:p>
          </table:table-cell>
          <table:table-cell office:value-type="float" office:value="631.17984">
            <text:p>631,18</text:p>
          </table:table-cell>
          <table:table-cell office:value-type="float" office:value="148.06271">
            <text:p>148,06</text:p>
          </table:table-cell>
          <table:table-cell table:formula="of:=[.G23]*[.H23]*PI()/180" office:value-type="float" office:value="73.2401306291717">
            <text:p>73,24</text:p>
          </table:table-cell>
          <table:table-cell table:formula="of:=[.J23]/[.I23]" office:value-type="float" office:value="0.494656153660646">
            <text:p>0,49</text:p>
          </table:table-cell>
          <table:table-cell table:number-columns-repeated="2"/>
        </table:table-row>
        <table:table-row table:style-name="ro3">
          <table:table-cell office:value-type="string">
            <text:p>poids70</text:p>
          </table:table-cell>
          <table:table-cell table:style-name="ce1" office:value-type="float" office:value="0.03">
            <text:p>3,00E-02</text:p>
          </table:table-cell>
          <table:table-cell table:style-name="ce1" office:value-type="float" office:value="0.291">
            <text:p>2,91E-01</text:p>
          </table:table-cell>
          <table:table-cell office:value-type="float" office:value="21">
            <text:p>21</text:p>
          </table:table-cell>
          <table:table-cell table:formula="of:=[.D24]/(2*([.C24]-[.B24]))" office:value-type="float" office:value="40.2298850574713">
            <text:p>40,23</text:p>
          </table:table-cell>
          <table:table-cell table:formula="of:=[.F23]+5" office:value-type="float" office:value="64">
            <text:p>64</text:p>
          </table:table-cell>
          <table:table-cell office:value-type="float" office:value="6.7460401">
            <text:p>6,75</text:p>
          </table:table-cell>
          <table:table-cell office:value-type="float" office:value="592.746">
            <text:p>592,75</text:p>
          </table:table-cell>
          <table:table-cell office:value-type="float" office:value="150.5691">
            <text:p>150,57</text:p>
          </table:table-cell>
          <table:table-cell table:formula="of:=[.G24]*[.H24]*PI()/180" office:value-type="float" office:value="69.7902763361755">
            <text:p>69,79</text:p>
          </table:table-cell>
          <table:table-cell table:formula="of:=[.J24]/[.I24]" office:value-type="float" office:value="0.463509952149382">
            <text:p>0,46</text:p>
          </table:table-cell>
          <table:table-cell table:number-columns-repeated="2"/>
        </table:table-row>
        <table:table-row table:style-name="ro3">
          <table:table-cell office:value-type="string">
            <text:p>poids71</text:p>
          </table:table-cell>
          <table:table-cell table:style-name="ce1" office:value-type="float" office:value="0.024">
            <text:p>2,40E-02</text:p>
          </table:table-cell>
          <table:table-cell table:style-name="ce1" office:value-type="float" office:value="0.282">
            <text:p>2,82E-01</text:p>
          </table:table-cell>
          <table:table-cell office:value-type="float" office:value="21">
            <text:p>21</text:p>
          </table:table-cell>
          <table:table-cell table:formula="of:=[.D25]/(2*([.C25]-[.B25]))" office:value-type="float" office:value="40.6976744186047">
            <text:p>40,7</text:p>
          </table:table-cell>
          <table:table-cell office:value-type="float" office:value="64">
            <text:p>64</text:p>
          </table:table-cell>
          <table:table-cell office:value-type="float" office:value="5.8491346">
            <text:p>5,85</text:p>
          </table:table-cell>
          <table:table-cell office:value-type="float" office:value="697.02659">
            <text:p>697,03</text:p>
          </table:table-cell>
          <table:table-cell office:value-type="float" office:value="147.68995">
            <text:p>147,69</text:p>
          </table:table-cell>
          <table:table-cell table:formula="of:=[.G25]*[.H25]*PI()/180" office:value-type="float" office:value="71.1571145263521">
            <text:p>71,16</text:p>
          </table:table-cell>
          <table:table-cell table:formula="of:=[.J25]/[.I25]" office:value-type="float" office:value="0.48180065418366">
            <text:p>0,48</text:p>
          </table:table-cell>
          <table:table-cell table:number-columns-repeated="2"/>
        </table:table-row>
        <table:table-row table:style-name="ro3">
          <table:table-cell office:value-type="string">
            <text:p>poids80</text:p>
          </table:table-cell>
          <table:table-cell table:style-name="ce1" office:value-type="float" office:value="0.087">
            <text:p>8,70E-02</text:p>
          </table:table-cell>
          <table:table-cell table:style-name="ce1" office:value-type="float" office:value="0.33">
            <text:p>3,30E-01</text:p>
          </table:table-cell>
          <table:table-cell office:value-type="float" office:value="20">
            <text:p>20</text:p>
          </table:table-cell>
          <table:table-cell table:formula="of:=[.D26]/(2*([.C26]-[.B26]))" office:value-type="float" office:value="41.1522633744856">
            <text:p>41,15</text:p>
          </table:table-cell>
          <table:table-cell table:formula="of:=[.F25]+5" office:value-type="float" office:value="69">
            <text:p>69</text:p>
          </table:table-cell>
          <table:table-cell office:value-type="float" office:value="4.6096937">
            <text:p>4,61</text:p>
          </table:table-cell>
          <table:table-cell office:value-type="float" office:value="820.9986">
            <text:p>821</text:p>
          </table:table-cell>
          <table:table-cell office:value-type="float" office:value="167.45647">
            <text:p>167,46</text:p>
          </table:table-cell>
          <table:table-cell table:formula="of:=[.G26]*[.H26]*PI()/180" office:value-type="float" office:value="66.0528944067284">
            <text:p>66,05</text:p>
          </table:table-cell>
          <table:table-cell table:formula="of:=[.J26]/[.I26]" office:value-type="float" office:value="0.394448147669233">
            <text:p>0,39</text:p>
          </table:table-cell>
          <table:table-cell table:number-columns-repeated="2"/>
        </table:table-row>
        <table:table-row table:style-name="ro3">
          <table:table-cell office:value-type="string">
            <text:p>poids81</text:p>
          </table:table-cell>
          <table:table-cell table:style-name="ce1" office:value-type="float" office:value="0">
            <text:p>0,00E+00</text:p>
          </table:table-cell>
          <table:table-cell table:style-name="ce1" office:value-type="float" office:value="0.231">
            <text:p>2,31E-01</text:p>
          </table:table-cell>
          <table:table-cell office:value-type="float" office:value="19">
            <text:p>19</text:p>
          </table:table-cell>
          <table:table-cell table:formula="of:=[.D27]/(2*([.C27]-[.B27]))" office:value-type="float" office:value="41.1255411255411">
            <text:p>41,13</text:p>
          </table:table-cell>
          <table:table-cell office:value-type="float" office:value="69">
            <text:p>69</text:p>
          </table:table-cell>
          <table:table-cell office:value-type="float" office:value="5.8232909">
            <text:p>5,82</text:p>
          </table:table-cell>
          <table:table-cell office:value-type="float" office:value="670.9949">
            <text:p>670,99</text:p>
          </table:table-cell>
          <table:table-cell office:value-type="float" office:value="169.27888">
            <text:p>169,28</text:p>
          </table:table-cell>
          <table:table-cell table:formula="of:=[.G27]*[.H27]*PI()/180" office:value-type="float" office:value="68.1969689272529">
            <text:p>68,2</text:p>
          </table:table-cell>
          <table:table-cell table:formula="of:=[.J27]/[.I27]" office:value-type="float" office:value="0.402867557531412">
            <text:p>0,4</text:p>
          </table:table-cell>
          <table:table-cell table:number-columns-repeated="2"/>
        </table:table-row>
        <table:table-row table:style-name="ro3">
          <table:table-cell office:value-type="string">
            <text:p>poids90</text:p>
          </table:table-cell>
          <table:table-cell table:style-name="ce1" office:value-type="float" office:value="0.051">
            <text:p>5,10E-02</text:p>
          </table:table-cell>
          <table:table-cell table:style-name="ce1" office:value-type="float" office:value="0.276">
            <text:p>2,76E-01</text:p>
          </table:table-cell>
          <table:table-cell office:value-type="float" office:value="19">
            <text:p>19</text:p>
          </table:table-cell>
          <table:table-cell table:formula="of:=[.D28]/(2*([.C28]-[.B28]))" office:value-type="float" office:value="42.2222222222222">
            <text:p>42,22</text:p>
          </table:table-cell>
          <table:table-cell table:formula="of:=[.F27]+5" office:value-type="float" office:value="74">
            <text:p>74</text:p>
          </table:table-cell>
          <table:table-cell office:value-type="float" office:value="3.4095078">
            <text:p>3,41</text:p>
          </table:table-cell>
          <table:table-cell office:value-type="float" office:value="958.01313">
            <text:p>958,01</text:p>
          </table:table-cell>
          <table:table-cell office:value-type="float" office:value="174.36589">
            <text:p>174,37</text:p>
          </table:table-cell>
          <table:table-cell table:formula="of:=[.G28]*[.H28]*PI()/180" office:value-type="float" office:value="57.0086185578749">
            <text:p>57,01</text:p>
          </table:table-cell>
          <table:table-cell table:formula="of:=[.J28]/[.I28]" office:value-type="float" office:value="0.326948226845715">
            <text:p>0,33</text:p>
          </table:table-cell>
          <table:table-cell table:number-columns-repeated="2"/>
        </table:table-row>
        <table:table-row table:style-name="ro3">
          <table:table-cell office:value-type="string">
            <text:p>poids91</text:p>
          </table:table-cell>
          <table:table-cell table:style-name="ce1" office:value-type="float" office:value="0.03">
            <text:p>3,00E-02</text:p>
          </table:table-cell>
          <table:table-cell table:style-name="ce1" office:value-type="float" office:value="0.254">
            <text:p>2,54E-01</text:p>
          </table:table-cell>
          <table:table-cell office:value-type="float" office:value="19">
            <text:p>19</text:p>
          </table:table-cell>
          <table:table-cell table:formula="of:=[.D29]/(2*([.C29]-[.B29]))" office:value-type="float" office:value="42.4107142857143">
            <text:p>42,41</text:p>
          </table:table-cell>
          <table:table-cell office:value-type="float" office:value="74">
            <text:p>74</text:p>
          </table:table-cell>
          <table:table-cell office:value-type="float" office:value="5.2643273">
            <text:p>5,26</text:p>
          </table:table-cell>
          <table:table-cell office:value-type="float" office:value="741.5868">
            <text:p>741,59</text:p>
          </table:table-cell>
          <table:table-cell office:value-type="float" office:value="188.61571">
            <text:p>188,62</text:p>
          </table:table-cell>
          <table:table-cell table:formula="of:=[.G29]*[.H29]*PI()/180" office:value-type="float" office:value="68.1368797097568">
            <text:p>68,14</text:p>
          </table:table-cell>
          <table:table-cell table:formula="of:=[.J29]/[.I29]" office:value-type="float" office:value="0.361247107729026">
            <text:p>0,36</text:p>
          </table:table-cell>
          <table:table-cell table:number-columns-repeated="2"/>
        </table:table-row>
        <table:table-row table:style-name="ro3">
          <table:table-cell office:value-type="string">
            <text:p>poids100</text:p>
          </table:table-cell>
          <table:table-cell table:style-name="ce1" office:value-type="float" office:value="0.024">
            <text:p>2,40E-02</text:p>
          </table:table-cell>
          <table:table-cell table:style-name="ce1" office:value-type="float" office:value="0.222">
            <text:p>2,22E-01</text:p>
          </table:table-cell>
          <table:table-cell office:value-type="float" office:value="17">
            <text:p>17</text:p>
          </table:table-cell>
          <table:table-cell table:formula="of:=[.D30]/(2*([.C30]-[.B30]))" office:value-type="float" office:value="42.9292929292929">
            <text:p>42,93</text:p>
          </table:table-cell>
          <table:table-cell table:formula="of:=[.F29]+5" office:value-type="float" office:value="79">
            <text:p>79</text:p>
          </table:table-cell>
          <table:table-cell office:value-type="float" office:value="3.1491329">
            <text:p>3,15</text:p>
          </table:table-cell>
          <table:table-cell office:value-type="float" office:value="1079.0303">
            <text:p>1079,03</text:p>
          </table:table-cell>
          <table:table-cell office:value-type="float" office:value="197.37037">
            <text:p>197,37</text:p>
          </table:table-cell>
          <table:table-cell table:formula="of:=[.G30]*[.H30]*PI()/180" office:value-type="float" office:value="59.3064593361716">
            <text:p>59,31</text:p>
          </table:table-cell>
          <table:table-cell table:formula="of:=[.J30]/[.I30]" office:value-type="float" office:value="0.300483093466216">
            <text:p>0,3</text:p>
          </table:table-cell>
          <table:table-cell table:number-columns-repeated="2"/>
        </table:table-row>
        <table:table-row table:style-name="ro3">
          <table:table-cell office:value-type="string">
            <text:p>poids101</text:p>
          </table:table-cell>
          <table:table-cell table:style-name="ce1" office:value-type="float" office:value="0.036">
            <text:p>3,60E-02</text:p>
          </table:table-cell>
          <table:table-cell table:style-name="ce1" office:value-type="float" office:value="0.246">
            <text:p>2,46E-01</text:p>
          </table:table-cell>
          <table:table-cell office:value-type="float" office:value="18">
            <text:p>18</text:p>
          </table:table-cell>
          <table:table-cell table:formula="of:=[.D31]/(2*([.C31]-[.B31]))" office:value-type="float" office:value="42.8571428571429">
            <text:p>42,86</text:p>
          </table:table-cell>
          <table:table-cell office:value-type="float" office:value="79">
            <text:p>79</text:p>
          </table:table-cell>
          <table:table-cell office:value-type="float" office:value="4.5851764">
            <text:p>4,59</text:p>
          </table:table-cell>
          <table:table-cell office:value-type="float" office:value="748.22189">
            <text:p>748,22</text:p>
          </table:table-cell>
          <table:table-cell office:value-type="float" office:value="195.46207">
            <text:p>195,46</text:p>
          </table:table-cell>
          <table:table-cell table:formula="of:=[.G31]*[.H31]*PI()/180" office:value-type="float" office:value="59.8775229370613">
            <text:p>59,88</text:p>
          </table:table-cell>
          <table:table-cell table:formula="of:=[.J31]/[.I31]" office:value-type="float" office:value="0.306338324039346">
            <text:p>0,31</text:p>
          </table:table-cell>
          <table:table-cell table:number-columns-repeated="2"/>
        </table:table-row>
        <table:table-row table:style-name="ro3">
          <table:table-cell office:value-type="string">
            <text:p>poids110</text:p>
          </table:table-cell>
          <table:table-cell table:style-name="ce1" office:value-type="float" office:value="0.027">
            <text:p>2,70E-02</text:p>
          </table:table-cell>
          <table:table-cell table:style-name="ce1" office:value-type="float" office:value="0.224">
            <text:p>2,24E-01</text:p>
          </table:table-cell>
          <table:table-cell office:value-type="float" office:value="17">
            <text:p>17</text:p>
          </table:table-cell>
          <table:table-cell table:formula="of:=[.D32]/(2*([.C32]-[.B32]))" office:value-type="float" office:value="43.1472081218274">
            <text:p>43,15</text:p>
          </table:table-cell>
          <table:table-cell table:formula="of:=[.F31]+5" office:value-type="float" office:value="84">
            <text:p>84</text:p>
          </table:table-cell>
          <table:table-cell office:value-type="float" office:value="4.9017557">
            <text:p>4,9</text:p>
          </table:table-cell>
          <table:table-cell office:value-type="float" office:value="752.59018">
            <text:p>752,59</text:p>
          </table:table-cell>
          <table:table-cell office:value-type="float" office:value="203.48137">
            <text:p>203,48</text:p>
          </table:table-cell>
          <table:table-cell table:formula="of:=[.G32]*[.H32]*PI()/180" office:value-type="float" office:value="64.3854265694512">
            <text:p>64,39</text:p>
          </table:table-cell>
          <table:table-cell table:formula="of:=[.J32]/[.I32]" office:value-type="float" office:value="0.316419270075934">
            <text:p>0,32</text:p>
          </table:table-cell>
          <table:table-cell table:number-columns-repeated="2"/>
        </table:table-row>
        <table:table-row table:style-name="ro3">
          <table:table-cell office:value-type="string">
            <text:p>poids111</text:p>
          </table:table-cell>
          <table:table-cell table:style-name="ce1" office:value-type="float" office:value="0.033">
            <text:p>3,30E-02</text:p>
          </table:table-cell>
          <table:table-cell table:style-name="ce1" office:value-type="float" office:value="0.195">
            <text:p>1,95E-01</text:p>
          </table:table-cell>
          <table:table-cell office:value-type="float" office:value="14">
            <text:p>14</text:p>
          </table:table-cell>
          <table:table-cell table:formula="of:=[.D33]/(2*([.C33]-[.B33]))" office:value-type="float" office:value="43.2098765432099">
            <text:p>43,21</text:p>
          </table:table-cell>
          <table:table-cell office:value-type="float" office:value="84">
            <text:p>84</text:p>
          </table:table-cell>
          <table:table-cell office:value-type="float" office:value="3.5451568">
            <text:p>3,55</text:p>
          </table:table-cell>
          <table:table-cell office:value-type="float" office:value="896.90419">
            <text:p>896,9</text:p>
          </table:table-cell>
          <table:table-cell office:value-type="float" office:value="208.70437">
            <text:p>208,7</text:p>
          </table:table-cell>
          <table:table-cell table:formula="of:=[.G33]*[.H33]*PI()/180" office:value-type="float" office:value="55.4956406064949">
            <text:p>55,5</text:p>
          </table:table-cell>
          <table:table-cell table:formula="of:=[.J33]/[.I33]" office:value-type="float" office:value="0.265905503591012">
            <text:p>0,27</text:p>
          </table:table-cell>
          <table:table-cell table:number-columns-repeated="2"/>
        </table:table-row>
        <table:table-row table:style-name="ro3">
          <table:table-cell office:value-type="string">
            <text:p>poids120</text:p>
          </table:table-cell>
          <table:table-cell table:style-name="ce1" office:value-type="float" office:value="0.057">
            <text:p>5,70E-02</text:p>
          </table:table-cell>
          <table:table-cell table:style-name="ce1" office:value-type="float" office:value="0.25">
            <text:p>2,50E-01</text:p>
          </table:table-cell>
          <table:table-cell office:value-type="float" office:value="17">
            <text:p>17</text:p>
          </table:table-cell>
          <table:table-cell table:formula="of:=[.D34]/(2*([.C34]-[.B34]))" office:value-type="float" office:value="44.0414507772021">
            <text:p>44,04</text:p>
          </table:table-cell>
          <table:table-cell table:formula="of:=[.F33]+5" office:value-type="float" office:value="89">
            <text:p>89</text:p>
          </table:table-cell>
          <table:table-cell office:value-type="float" office:value="2.626886">
            <text:p>2,63</text:p>
          </table:table-cell>
          <table:table-cell office:value-type="float" office:value="929.14582">
            <text:p>929,15</text:p>
          </table:table-cell>
          <table:table-cell office:value-type="float" office:value="209.15877">
            <text:p>209,16</text:p>
          </table:table-cell>
          <table:table-cell table:formula="of:=[.G34]*[.H34]*PI()/180" office:value-type="float" office:value="42.5993008081725">
            <text:p>42,6</text:p>
          </table:table-cell>
          <table:table-cell table:formula="of:=[.J34]/[.I34]" office:value-type="float" office:value="0.20366968503483">
            <text:p>0,2</text:p>
          </table:table-cell>
          <table:table-cell table:number-columns-repeated="2"/>
        </table:table-row>
        <table:table-row table:style-name="ro3">
          <table:table-cell office:value-type="string">
            <text:p>poids121</text:p>
          </table:table-cell>
          <table:table-cell table:style-name="ce1" office:value-type="float" office:value="0.042">
            <text:p>4,20E-02</text:p>
          </table:table-cell>
          <table:table-cell table:style-name="ce1" office:value-type="float" office:value="0.223">
            <text:p>2,23E-01</text:p>
          </table:table-cell>
          <table:table-cell office:value-type="float" office:value="16">
            <text:p>16</text:p>
          </table:table-cell>
          <table:table-cell table:formula="of:=[.D35]/(2*([.C35]-[.B35]))" office:value-type="float" office:value="44.1988950276243">
            <text:p>44,2</text:p>
          </table:table-cell>
          <table:table-cell office:value-type="float" office:value="89">
            <text:p>89</text:p>
          </table:table-cell>
          <table:table-cell office:value-type="float" office:value="3.395159">
            <text:p>3,4</text:p>
          </table:table-cell>
          <table:table-cell office:value-type="float" office:value="820.66982">
            <text:p>820,67</text:p>
          </table:table-cell>
          <table:table-cell office:value-type="float" office:value="215.99716">
            <text:p>216</text:p>
          </table:table-cell>
          <table:table-cell table:formula="of:=[.G35]*[.H35]*PI()/180" office:value-type="float" office:value="48.6301879314721">
            <text:p>48,63</text:p>
          </table:table-cell>
          <table:table-cell table:formula="of:=[.J35]/[.I35]" office:value-type="float" office:value="0.225142719151826">
            <text:p>0,23</text:p>
          </table:table-cell>
          <table:table-cell table:number-columns-repeated="2"/>
        </table:table-row>
        <table:table-row table:style-name="ro3">
          <table:table-cell office:value-type="string">
            <text:p>poids130</text:p>
          </table:table-cell>
          <table:table-cell table:style-name="ce1" office:value-type="float" office:value="0.147">
            <text:p>1,47E-01</text:p>
          </table:table-cell>
          <table:table-cell table:style-name="ce1" office:value-type="float" office:value="0.225">
            <text:p>2,25E-01</text:p>
          </table:table-cell>
          <table:table-cell office:value-type="float" office:value="7">
            <text:p>7</text:p>
          </table:table-cell>
          <table:table-cell table:formula="of:=[.D36]/(2*([.C36]-[.B36]))" office:value-type="float" office:value="44.8717948717949">
            <text:p>44,87</text:p>
          </table:table-cell>
          <table:table-cell table:formula="of:=[.F35]+5" office:value-type="float" office:value="94">
            <text:p>94</text:p>
          </table:table-cell>
          <table:table-cell office:value-type="float" office:value="1.9618834">
            <text:p>1,96</text:p>
          </table:table-cell>
          <table:table-cell office:value-type="float" office:value="1132.4664">
            <text:p>1132,47</text:p>
          </table:table-cell>
          <table:table-cell office:value-type="float" office:value="233.89059">
            <text:p>233,89</text:p>
          </table:table-cell>
          <table:table-cell table:formula="of:=[.G36]*[.H36]*PI()/180" office:value-type="float" office:value="38.7771499070096">
            <text:p>38,78</text:p>
          </table:table-cell>
          <table:table-cell table:formula="of:=[.J36]/[.I36]" office:value-type="float" office:value="0.165791834152069">
            <text:p>0,17</text:p>
          </table:table-cell>
          <table:table-cell table:number-columns-repeated="2"/>
        </table:table-row>
        <table:table-row table:style-name="ro3">
          <table:table-cell office:value-type="string">
            <text:p>poids131</text:p>
          </table:table-cell>
          <table:table-cell table:style-name="ce1" office:value-type="float" office:value="0.066">
            <text:p>6,60E-02</text:p>
          </table:table-cell>
          <table:table-cell table:style-name="ce1" office:value-type="float" office:value="0.223">
            <text:p>2,23E-01</text:p>
          </table:table-cell>
          <table:table-cell office:value-type="float" office:value="14">
            <text:p>14</text:p>
          </table:table-cell>
          <table:table-cell table:formula="of:=[.D37]/(2*([.C37]-[.B37]))" office:value-type="float" office:value="44.5859872611465">
            <text:p>44,59</text:p>
          </table:table-cell>
          <table:table-cell office:value-type="float" office:value="94">
            <text:p>94</text:p>
          </table:table-cell>
          <table:table-cell office:value-type="float" office:value="2.975577">
            <text:p>2,98</text:p>
          </table:table-cell>
          <table:table-cell office:value-type="float" office:value="1032.187">
            <text:p>1032,19</text:p>
          </table:table-cell>
          <table:table-cell office:value-type="float" office:value="232.58989">
            <text:p>232,59</text:p>
          </table:table-cell>
          <table:table-cell table:formula="of:=[.G37]*[.H37]*PI()/180" office:value-type="float" office:value="53.605203088261">
            <text:p>53,61</text:p>
          </table:table-cell>
          <table:table-cell table:formula="of:=[.J37]/[.I37]" office:value-type="float" office:value="0.230470907777896">
            <text:p>0,23</text:p>
          </table:table-cell>
          <table:table-cell table:number-columns-repeated="2"/>
        </table:table-row>
        <table:table-row table:style-name="ro3">
          <table:table-cell office:value-type="string">
            <text:p>poids160</text:p>
          </table:table-cell>
          <table:table-cell table:style-name="ce1" office:value-type="float" office:value="0.042">
            <text:p>4,20E-02</text:p>
          </table:table-cell>
          <table:table-cell table:style-name="ce1" office:value-type="float" office:value="0.141">
            <text:p>1,41E-01</text:p>
          </table:table-cell>
          <table:table-cell office:value-type="float" office:value="7">
            <text:p>7</text:p>
          </table:table-cell>
          <table:table-cell table:formula="of:=[.D38]/(2*([.C38]-[.B38]))" office:value-type="float" office:value="35.3535353535353">
            <text:p>35,35</text:p>
          </table:table-cell>
          <table:table-cell office:value-type="float" office:value="109">
            <text:p>109</text:p>
          </table:table-cell>
          <table:table-cell office:value-type="float" office:value="4.278139">
            <text:p>4,28</text:p>
          </table:table-cell>
          <table:table-cell office:value-type="float" office:value="694.46324">
            <text:p>694,46</text:p>
          </table:table-cell>
          <table:table-cell office:value-type="float" office:value="257.16515">
            <text:p>257,17</text:p>
          </table:table-cell>
          <table:table-cell table:formula="of:=[.G38]*[.H38]*PI()/180" office:value-type="float" office:value="51.8539113414452">
            <text:p>51,85</text:p>
          </table:table-cell>
          <table:table-cell table:formula="of:=[.J38]/[.I38]" office:value-type="float" office:value="0.201636618886522">
            <text:p>0,2</text:p>
          </table:table-cell>
          <table:table-cell table:number-columns-repeated="2"/>
        </table:table-row>
        <table:table-row table:style-name="ro3">
          <table:table-cell office:value-type="string">
            <text:p>poids161</text:p>
          </table:table-cell>
          <table:table-cell table:style-name="ce1" office:value-type="float" office:value="0.039">
            <text:p>3,90E-02</text:p>
          </table:table-cell>
          <table:table-cell table:style-name="ce1" office:value-type="float" office:value="0.189">
            <text:p>1,89E-01</text:p>
          </table:table-cell>
          <table:table-cell office:value-type="float" office:value="11">
            <text:p>11</text:p>
          </table:table-cell>
          <table:table-cell table:formula="of:=[.D39]/(2*([.C39]-[.B39]))" office:value-type="float" office:value="36.6666666666667">
            <text:p>36,67</text:p>
          </table:table-cell>
          <table:table-cell office:value-type="float" office:value="109">
            <text:p>109</text:p>
          </table:table-cell>
          <table:table-cell office:value-type="float" office:value="2.1470539">
            <text:p>2,15</text:p>
          </table:table-cell>
          <table:table-cell office:value-type="float" office:value="1112.4776">
            <text:p>1112,48</text:p>
          </table:table-cell>
          <table:table-cell office:value-type="float" office:value="270.7788">
            <text:p>270,78</text:p>
          </table:table-cell>
          <table:table-cell table:formula="of:=[.G39]*[.H39]*PI()/180" office:value-type="float" office:value="41.6880508484445">
            <text:p>41,69</text:p>
          </table:table-cell>
          <table:table-cell table:formula="of:=[.J39]/[.I39]" office:value-type="float" office:value="0.15395611048001">
            <text:p>0,15</text:p>
          </table:table-cell>
          <table:table-cell table:number-columns-repeated="2"/>
        </table:table-row>
        <table:table-row table:style-name="ro3">
          <table:table-cell office:value-type="string">
            <text:p>poids42fail</text:p>
          </table:table-cell>
          <table:table-cell table:style-name="ce1" table:number-columns-repeated="2"/>
          <table:table-cell table:number-columns-repeated="5"/>
          <table:table-cell office:value-type="float" office:value="197.15162">
            <text:p>197,15</text:p>
          </table:table-cell>
          <table:table-cell table:number-columns-repeated="4"/>
        </table:table-row>
        <table:table-row table:style-name="ro3">
          <table:table-cell office:value-type="string">
            <text:p>poids43fail</text:p>
          </table:table-cell>
          <table:table-cell table:style-name="ce1" table:number-columns-repeated="2"/>
          <table:table-cell table:number-columns-repeated="5"/>
          <table:table-cell office:value-type="float" office:value="138.54574">
            <text:p>138,55</text:p>
          </table:table-cell>
          <table:table-cell table:number-columns-repeated="4"/>
        </table:table-row>
        <table:table-row table:style-name="ro3">
          <table:table-cell office:value-type="string">
            <text:p>poids44fail</text:p>
          </table:table-cell>
          <table:table-cell table:number-columns-repeated="7"/>
          <table:table-cell office:value-type="float" office:value="144.91704">
            <text:p>144,92</text:p>
          </table:table-cell>
          <table:table-cell table:number-columns-repeated="4"/>
        </table:table-row>
        <table:table-row table:style-name="ro3">
          <table:table-cell office:value-type="string">
            <text:p>poids92fail</text:p>
          </table:table-cell>
          <table:table-cell table:number-columns-repeated="7"/>
          <table:table-cell office:value-type="float" office:value="251.88751">
            <text:p>251,89</text:p>
          </table:table-cell>
          <table:table-cell table:number-columns-repeated="4"/>
        </table:table-row>
        <table:table-row table:style-name="ro3" table:number-rows-repeated="65492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Calibri" fo:font-size="11pt" style:font-name-asian="SimSun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7">27/02/2011</text:date>, <text:time>16:34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bault latrille</meta:initial-creator>
    <meta:creation-date>2011-02-18T18:15:27.47</meta:creation-date>
    <dc:date>2011-02-27T16:34:04.50</dc:date>
    <dc:creator>thibault latrille</dc:creator>
    <meta:editing-duration>PT00H25M07S</meta:editing-duration>
    <meta:editing-cycles>4</meta:editing-cycles>
    <meta:generator>OpenOffice.org/3.2$Win32 OpenOffice.org_project/320m18$Build-9502</meta:generator>
    <meta:document-statistic meta:table-count="3" meta:cell-count="431" meta:object-count="0"/>
  </office:meta>
</office:document-meta>
</file>